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3e550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3e550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7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LX</text:span><text:span text:style-name="T7">I</text:span><text:span text:style-name="T6">V</text:span></text:p>
      <text:p text:style-name="P2"><text:span text:style-name="T8">Евгений и Павел ловко кромсали киборгов на кусочки, прикрывая то и дело друг друга. Ловко уворачиваясь от ударов, они передавали трость из рук в руки. Уничтожали врагов меткими ударами ручки. Джейн же, пробившись сквозь толпу киборгов, сделала сальто вперед, оказавшись перед Марией. Та резко разложила рукоять. Искра щелкнула между шаров, устремляясь в девушку, но тут Джейн сделала легкое движение пальцем, испустила из кольца ответный разряд, направляя его в Марию. Та отлетела и упала без сознания у пульта. Джейн же нанесла удар ногой Виктору и, выхватив у него скрипку, с размаху огребла его по голове. Тот упал. Джейн же замерла на секунду, после чего резко развернулась, нанося удар дубинкой Алексею в ключицу. Тот с диким воплем рухнул на пол, выронив шприц. «Не обижайся, но я обещала тебе!» – сказала девушка, хватая его за руку и резко выкручивая ее. После этого она подняла шприц и всадила ему в лопатку, после чего Алексей сполз на пол. В зал входили все новые партии киборгов. Джейн присоединилась к Павлу и Евгению, расчищая Максиму путь. Мария же тем временем, схватив ноутбук с разработками, бежала к вертолету. Еще момент и киборги начали падать на пол. Максим торжествующе выдернул флешку из главного пульта. </text:span></text:p>
      <text:p text:style-name="P2"><text:span text:style-name="T8">–Ну ты чего, мы же почти их раскидали, – усмехнулся Евгений.</text:span></text:p>
      <text:p text:style-name="P2"><text:span text:style-name="T8">–Это победа! – крикнула Джейн. </text:span></text:p>
      <text:p text:style-name="P2"><text:span text:style-name="T8">–Еще нет. Мария с разработками сбежала, – сказал тио Павел, убирая ручку. </text:span></text:p>
      <text:p text:style-name="P2"><text:span text:style-name="T8">–Ей займется агентство, сказал спокойно Евгений. </text:span></text:p>
      <text:p text:style-name="P2"><text:soft-page-break/><text:span text:style-name="T8">–А сейчас. Урааа! – крикнула Джейн. </text:span></text:p>
      <text:p text:style-name="P2"><text:span text:style-name="T8">Все подхватили, подбегая к ней и сливаясь в крепких объятиях. Через час все сидели за уютным столиком в кафе, находящемся в медицинском центре Даниила Алексеевича. Чипы были удалены с помощью новейших технологий, не оставляя шрамов и следов. </text:span></text:p>
      <text:p text:style-name="P2"><text:span text:style-name="T8">–Спасибо тебе, – сказал Павел Максиму, протягивая ему руку. </text:span></text:p>
      <text:p text:style-name="P2"><text:span text:style-name="T8">–И тебе спасибо, Павел. Прости за тот раз, глупо получилось.</text:span></text:p>
      <text:p text:style-name="P2"><text:span text:style-name="T8">–Я не держу зла на тебя. Что было, то прошло и это в прошлом. Я хотел бы особенно извиниться перед Юлей. Я поступил безрассудно глупым и был эгоистом. </text:span></text:p>
      <text:p text:style-name="P2"><text:span text:style-name="T8">–Ничего, Павел. Ты же сам сказал, что все в прошлом, – улыбаясь, ответила девушка. </text:span></text:p>
      <text:p text:style-name="P2"><text:span text:style-name="T8">Все подняли бокалы и продолжили разговоры, лишь Евгений попросил Джейн ненадолго отойти. Та согласилась и проследовала за ним в вечерний летний сад. В небе сверкали звезды. Месяц освещал шелестящую листву деревьев. Молодой человек безмолвно упал на колено, доставая коробочку с кольцом из-под шляпы. Джейн все поняла. Не сказав ни слова, она только лишь кивнула. По лицу ее побежали слезы на удивление для нее самой. Она не плакала с 7 лет, и эти слезы счастья удивляли ее. Она осторожно прижалась к Евгению, крепко обнимая его. Тот <text:s/>осторожно обнял ее в ответ и закрыл глаза. Через десять минут они вернулись к остальным. Присутствующие очень бурно и восторженно отреагировали на приглашение на свадьбу от Евгения, после чего разъехались по дома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4:37.588000000</meta:creation-date>
    <dc:date>2022-05-15T19:55:01.324000000</dc:date>
    <meta:editing-duration>PT24S</meta:editing-duration>
    <meta:editing-cycles>1</meta:editing-cycles>
    <meta:document-statistic meta:table-count="0" meta:image-count="0" meta:object-count="0" meta:page-count="2" meta:paragraph-count="13" meta:word-count="444" meta:character-count="2828" meta:non-whitespace-character-count="2379"/>
    <meta:generator>LibreOffice/7.2.2.2$Windows_X86_64 LibreOffice_project/02b2acce88a210515b4a5bb2e46cbfb63fe97d56</meta:generator>
  </office:meta>
</office:document-meta>
</file>